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 Mono" svg:font-family="'Roboto Mono', 'Droid Sans Mono', monospace, monospace"/>
  </office:font-face-decls>
  <office:automatic-styles>
    <style:style style:name="P1" style:family="paragraph" style:parent-style-name="Standard">
      <style:text-properties officeooo:rsid="000ceac0" officeooo:paragraph-rsid="000ceac0"/>
    </style:style>
    <style:style style:name="P2" style:family="paragraph" style:parent-style-name="Standard">
      <style:text-properties fo:color="#1d2a3e" loext:opacity="100%" style:font-name="Roboto Mono" fo:font-size="10.5pt" fo:font-weight="normal" officeooo:rsid="000ceac0" officeooo:paragraph-rsid="000ceac0" fo:background-color="#f6f9fc"/>
    </style:style>
    <style:style style:name="P3" style:family="paragraph" style:parent-style-name="Standard">
      <style:paragraph-properties fo:margin-left="0cm" fo:margin-right="0cm" style:line-height-at-least="0.556cm" fo:text-indent="0cm" style:auto-text-indent="false"/>
      <style:text-properties fo:color="#1d2a3e" loext:opacity="100%" style:font-name="Roboto Mono" fo:font-size="10.5pt" fo:font-weight="normal" fo:background-color="#f6f9fc"/>
    </style:style>
    <style:style style:name="P4" style:family="paragraph" style:parent-style-name="Standard">
      <style:paragraph-properties fo:margin-left="0cm" fo:margin-right="0cm" style:line-height-at-least="0.556cm" fo:text-indent="0cm" style:auto-text-indent="false"/>
      <style:text-properties fo:color="#1d2a3e" loext:opacity="100%" style:font-name="Roboto Mono" fo:font-size="10.5pt" fo:font-weight="normal" officeooo:paragraph-rsid="000ceac0" fo:background-color="#f6f9fc"/>
    </style:style>
    <style:style style:name="P5" style:family="paragraph" style:parent-style-name="Standard">
      <style:paragraph-properties fo:margin-left="0cm" fo:margin-right="0cm" style:line-height-at-least="0.556cm" fo:text-indent="0cm" style:auto-text-indent="false"/>
      <style:text-properties fo:color="#1750ba" loext:opacity="100%" style:font-name="Roboto Mono" fo:font-size="10.5pt" fo:font-weight="normal" officeooo:paragraph-rsid="000ceac0"/>
    </style:style>
    <style:style style:name="T1" style:family="text">
      <style:text-properties fo:color="#a11262" loext:opacity="100%"/>
    </style:style>
    <style:style style:name="T2" style:family="text">
      <style:text-properties fo:color="#047471" loext:opacity="100%"/>
    </style:style>
    <style:style style:name="T3" style:family="text">
      <style:text-properties fo:color="#a11262" loext:opacity="100%" style:font-name="Roboto Mono" fo:font-size="10.5pt" fo:font-weight="normal" fo:background-color="#f6f9fc" loext:char-shading-value="0"/>
    </style:style>
    <style:style style:name="T4" style:family="text">
      <style:text-properties fo:color="#1d2a3e" loext:opacity="100%" style:font-name="Roboto Mono" fo:font-size="10.5pt" fo:font-weight="normal" fo:background-color="#f6f9fc" loext:char-shading-value="0"/>
    </style:style>
    <style:style style:name="T5" style:family="text">
      <style:text-properties fo:color="#047471" loext:opacity="100%" style:font-name="Roboto Mono" fo:font-size="10.5pt" fo:font-weight="normal" fo:background-color="#f6f9fc" loext:char-shading-value="0"/>
    </style:style>
    <style:style style:name="T6" style:family="text">
      <style:text-properties fo:color="#1750ba" loext:opacity="100%"/>
    </style:style>
    <style:style style:name="T7" style:family="text">
      <style:text-properties fo:color="#111c2c" loext:opacity="100%"/>
    </style:style>
    <style:style style:name="T8" style:family="text">
      <style:text-properties fo:color="#a71627" loext:opacity="100%"/>
    </style:style>
    <style:style style:name="T9" style:family="text">
      <style:text-properties fo:background-color="#f6f9fc" loext:char-shading-value="0"/>
    </style:style>
    <style:style style:name="T10" style:family="text">
      <style:text-properties fo:font-variant="normal" fo:text-transform="none" fo:color="#2b4590" loext:opacity="100%" fo:font-family="'JetBrains Mono', Consolas, Monaco, monospace" fo:letter-spacing="normal" fo:font-style="normal"/>
    </style:style>
    <style:style style:name="T11" style:family="text">
      <style:text-properties fo:color="#1750ba" loext:opacity="100%" fo:background-color="#f6f9fc" loext:char-shading-value="0"/>
    </style:style>
    <style:style style:name="T12" style:family="text">
      <style:text-properties fo:color="#1d2a3e" loext:opacity="100%" fo:background-color="#f6f9fc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стояние индекса:</text:p>
      <text:p text:style-name="P2"><text:span text:style-name="T1">GET</text:span> <text:span text:style-name="T2">/audit_2025_11_04/_ilm/explain</text:span></text:p>
      <text:p text:style-name="P1"/>
      <text:p text:style-name="P1">Сброс политики у индексов по шаблону:</text:p>
      <text:p text:style-name="P1"><text:span text:style-name="T3">PUT</text:span><text:span text:style-name="T4"> </text:span><text:span text:style-name="T5">/audit*/_settings</text:span></text:p>
      <text:p text:style-name="P3">{</text:p>
      <text:p text:style-name="P3"><text:span text:style-name="T6">"index.lifecycle.name"</text:span>: <text:span text:style-name="T7">null</text:span></text:p>
      <text:p text:style-name="P3">}</text:p>
      <text:p text:style-name="P1"/>
      <text:p text:style-name="P1">Установка политики у индексов по шаблону:</text:p>
      <text:p text:style-name="P2"><text:span text:style-name="T1">PUT</text:span> <text:span text:style-name="T2">/audit*/_settings</text:span></text:p>
      <text:p text:style-name="P3">{</text:p>
      <text:p text:style-name="P3"><text:span text:style-name="T6">"index.lifecycle.name"</text:span>: <text:span text:style-name="T8">"delete_old"</text:span></text:p>
      <text:p text:style-name="P3">}</text:p>
      <text:p text:style-name="P1"/>
      <text:p text:style-name="P1">Период опроса ILM (переход между состояниями политик), временное, до перезагрузки эластика:</text:p>
      <text:p text:style-name="P2"><text:span text:style-name="T1">PUT</text:span> <text:span text:style-name="T2">_cluster/settings</text:span></text:p>
      <text:p text:style-name="P3">{</text:p>
      <text:p text:style-name="P3"><text:span text:style-name="T6">"transient"</text:span>: {</text:p>
      <text:p text:style-name="P3"><text:span text:style-name="T6">"indices.lifecycle.poll_interval"</text:span>: <text:span text:style-name="T8">"1m"</text:span></text:p>
      <text:p text:style-name="P3">}</text:p>
      <text:p text:style-name="P3">}</text:p>
      <text:p text:style-name="P1"/>
      <text:p text:style-name="P1">Период опроса ILM (переход между состояниями политик), постоянное:</text:p>
      <text:p text:style-name="P2"><text:span text:style-name="T1">PUT</text:span> <text:span text:style-name="T2">_cluster/settings</text:span></text:p>
      <text:p text:style-name="P4">{</text:p>
      <text:p text:style-name="P5"><text:span text:style-name="T9">"</text:span><text:span text:style-name="T10">persistent</text:span><text:span text:style-name="T11">"</text:span><text:span text:style-name="T12">: {</text:span></text:p>
      <text:p text:style-name="P4"><text:span text:style-name="T6">"indices.lifecycle.poll_interval"</text:span>: <text:span text:style-name="T8">"1m"</text:span></text:p>
      <text:p text:style-name="P4">}</text:p>
      <text:p text:style-name="P4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 Mono" svg:font-family="'Roboto Mono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22:30:34.983089723</meta:creation-date>
    <dc:date>2025-11-04T22:34:27.786853443</dc:date>
    <meta:editing-duration>PT3M53S</meta:editing-duration>
    <meta:editing-cycles>1</meta:editing-cycles>
    <meta:document-statistic meta:table-count="0" meta:image-count="0" meta:object-count="0" meta:page-count="1" meta:paragraph-count="26" meta:word-count="65" meta:character-count="552" meta:non-whitespace-character-count="513"/>
    <meta:generator>LibreOffice/25.8.2.2$Linux_X86_64 LibreOffice_project/580$Build-2</meta:generator>
  </office:meta>
</office:document-meta>
</file>